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Mono PS"/>
    </style:style>
    <style:style style:name="T1" style:family="text">
      <style:text-properties officeooo:rsid="000c7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 "# REPO_SISTEMAS01" &gt;&gt; README.md</text:p>
      <text:p text:style-name="P1">git init</text:p>
      <text:p text:style-name="P1">git add README.md</text:p>
      <text:p text:style-name="P1">git commit -m "first commit"</text:p>
      <text:p text:style-name="P1">git branch -M main</text:p>
      <text:p text:style-name="P1">git remote add origin https://github.com/sodamer0/REPO_SISTEMAS01.git</text:p>
      <text:p text:style-name="P1">git push -u origin main</text:p>
      <text:p text:style-name="P1"/>
      <text:p text:style-name="P1">“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” <text:span text:style-name="T1">token UbuntuNoc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9:12:12.578779589</meta:creation-date>
    <meta:generator>LibreOffice/24.2.6.2$Linux_X86_64 LibreOffice_project/420$Build-2</meta:generator>
    <dc:date>2025-09-19T20:46:31.509797104</dc:date>
    <meta:editing-duration>PT48M34S</meta:editing-duration>
    <meta:editing-cycles>2</meta:editing-cycles>
    <meta:document-statistic meta:table-count="0" meta:image-count="0" meta:object-count="0" meta:page-count="1" meta:paragraph-count="8" meta:word-count="32" meta:character-count="259" meta:non-whitespace-character-count="235"/>
  </office:meta>
</office:document-meta>
</file>